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style>
    <style:style style:name="P11"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1"><text:span text:style-name="T5">Avolc</text:span>  (Special Rank: Admiral)</text:p>
      <text:p text:style-name="P8">Physician:</text:p>
      <text:p text:style-name="P11"><text:span text:style-name="T5">Elda</text:span> (Pouch-Matron)</text:p>
      <text:p text:style-name="P12">Shriga</text:p>
      <text:p text:style-name="P8">Officers:</text:p>
      <text:p text:style-name="P8">Arn (First-Officer)</text:p>
      <text:p text:style-name="P8">Keeper (Logistics)</text:p>
      <text:p text:style-name="P11"><text:span text:style-name="T5">Evoc</text:span> (<text:span text:style-name="T5">Raptorian</text:span> Sergeant)</text:p>
      <text:p text:style-name="P11"><text:span text:style-name="T5">Mirr</text:span> (Sergeant)</text:p>
      <text:p text:style-name="P8">Tick ( Sergeant)</text:p>
      <text:p text:style-name="P11"><text:span text:style-name="T5">Tung</text:span> (Lieutenant)</text:p>
      <text:p text:style-name="P11"><text:soft-page-break/><text:span text:style-name="T5">Garsch</text:span> (Lieutenant)</text:p>
      <text:p text:style-name="P11"><text:span text:style-name="T5">Nyxie</text:span> (Lieutenant)</text:p>
      <text:p text:style-name="P8">Ulv (Ballistics Lieutenant)</text:p>
      <text:p text:style-name="P8">Glint (Cadet)</text:p>
      <text:p text:style-name="P11"><text:span text:style-name="T5">Valnos</text:span> (Cadet)</text:p>
      <text:p text:style-name="P11"><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4">“Aye! Lets be met.” Viska nodded almost eagerly and turned on her heel and marched back toward her ship. I followed, alone. Much to my officers chagrin. </text:p>
      <text:p text:style-name="Text_20_body"/>
      <text:p text:style-name="P13">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4">“Viska can! Viska did!” She hissed back, matching my temper. “You leave, or you come here...” She caressed at her exposed belly firmly. “... or no deals and papers for Awe!” She waved her paw at her desk where a small chest with a lock lay. So there was the Intel. </text:p>
      <text:p text:style-name="P13">Wulf Ships(Burnt rope)</text:p>
      <text:p text:style-name="P15">“Where are your companion-ships Viska? I know enough of your tactics that small interceptors like this travel alone. You like to back each-other up. “</text:p>
      <text:p text:style-name="P15">Viska looked at my face and frowned. Annoyed perhaps at my change of subjects. She shrugged in the end, as if revealing this much wasent so bad.</text:p>
      <text:p text:style-name="P15">“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16">“We found something in the fangs. It had been... attacked” I dug up the burned rope piece and put it down on the table. Viska was immediately up on her feet to inspect it, turning it in her paw. </text:p>
      <text:p text:style-name="P16">“Twistle-rope.” She sniffed it. “Burned recently!” <text:s/>She looked up at my alarmed and angry. “Know-tell! What-see!” Her speech became thickly Wulfish. </text:p>
      <text:p text:style-name="P16">“We found a smoldering wreck, nothing or no-one on board.” I answered calmly. </text:p>
      <text:p text:style-name="P16">Viska began to pace, deep in thought, but it only lasted moments before she looked resigned, planting herself back on her chair.</text:p>
      <text:p text:style-name="P16">“No good... should not come. Deal-stupid!” She muttered to herself, nibbling at her claws, most of it unintelligible.</text:p>
      <text:p text:style-name="P16">“Whats been happening out here in the west-sea anyway?” I probed gently, but she would not take the bait. </text:p>
      <text:p text:style-name="P16">“All in papers. Awe-captain agree to terms! Well!?” She hissed, recovering to her own nasty self. </text:p>
      <text:p text:style-name="P13">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3"><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3">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3">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3">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3">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3"/>
      <text:p text:style-name="P13">Decline and get Viska</text:p>
      <text:p text:style-name="Text_20_body">“No thanks” I sighed and reached my paw for the important documents. Viska looked surly for a moment, but she handed them over nevertheless. </text:p>
      <text:p text:style-name="P15">“Why dont you be my meal instead Viska? A spry young wulf like you would be healthy supper.” I teased, I could play this game again. To my surprise she seemed to pause. </text:p>
      <text:p text:style-name="P15">“Awe-strength big? How Avolc-captain beat Nipfang-captain?” She probed curiously. I saw no harm in retelling the tale. </text:p>
      <text:p text:style-name="P15">We clashed ships and our crews fought hard. But in the end we met and agreed a duel would settle who'd be the victor, which captains strength belonged to who.</text:p>
      <text:p text:style-name="P15"><text:soft-page-break/>- </text:p>
      <text:p text:style-name="P15">“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5">-</text:p>
      <text:p text:style-name="P15">“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5">-</text:p>
      <text:p text:style-name="P15">“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5"/>
      <text:p text:style-name="P15">Viska nodded slowly, she could picture it. She didnt doubt me anylonger. </text:p>
      <text:p text:style-name="P15">“Victory was mine. Nipfang submitted his strength and his crew followed.” I licked my chops and smirked at the young Wulf suggestively. Some of her brashness had gone out of her. She looked almost smaller then she had before. </text:p>
      <text:p text:style-name="P15">“Awe-captain strong. Avolc-Awe impressive to Viska.” She spoke quietly, as if it took some effort to give praise. Truth be told it was surprising to hear. I really must have impressed her. </text:p>
      <text:p text:style-name="P15">“Im glad you finally see that!” </text:p>
      <text:p text:style-name="P15"/>
      <text:p text:style-name="P13">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3">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4">“Wulfs be mighty. Paper-deal yours now.” <text:s/>Someone tossed the precious folder of Intel from ship to ship. </text:p>
      <text:p text:style-name="P14">Viska stood there, basking in the moment and silence that followed. She licked her lips slowly, looking about her at my crew and I felt her squezze me again as her stomach churned. <text:s/></text:p>
      <text:p text:style-name="P14">“Deal be done” She announced and leaned forward to heave me back up onto the deck of my ship. It was a slow affair, I certainly with easier in then out. </text:p>
      <text:p text:style-name="P14">But drool covered and with my pride deflated I at least emerged intact and alive, the cadets were quick to help me onto my feet. </text:p>
      <text:p text:style-name="P14">Viska marched back to her ship and quickly disappeared under deck, her fellow Wulf crew dissipated back to their duties, talking amongst themselves excitedly.</text:p>
      <text:p text:style-name="P14">“There's always a price with Wulfs. This one was... cheap... considering whats in those papers.” I assured those around me as I got to my feet. </text:p>
      <text:p text:style-name="P14"><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tel.”</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It grew especially alarming when ships of the company started to suffer the same. Whole units. </text:p>
      <text:p text:style-name="P2"><text:soft-page-break/>“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at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
      <text:p text:style-name="P2"/>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ext:soft-page-break/>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text:soft-page-break/>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text:soft-page-break/>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text:soft-page-break/>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determined their affection seemed genuine enough. Apparently they had brought forth this request before but been rebuffed and discouraged. But now the feelings had re-blossomed so they figured to try their luck with the new captain. I dont want to exert too much control over this crew quite yet, it was after all something the previous captain apparently tried too hard at.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se. <text:s/></text:p>
      <text:p text:style-name="P2">Forbid Deepening </text:p>
      <text:p text:style-name="P2">I have to run a stable ship here, or i'll find myself short on crew suddenly one moment because a cult of personality had started and everyoned deepened themselves to a charmer. </text:p>
      <text:p text:style-name="P2"/>
      <text:p text:style-name="P2"/>
      <text:p text:style-name="P2">Pirate ship</text:p>
      <text:p text:style-name="P2">A ship is spotted by the look-out soon after sunrise north-west of us. A mere speck, it seems be on an 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text:soft-page-break/>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text:soft-page-break/></text:p>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text:soft-page-break/>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text:soft-page-break/>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ext:soft-page-break/>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soft-pag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text:soft-page-break/>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text:soft-page-break/>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text:soft-page-break/>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text:soft-page-break/></text:p>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text:soft-page-break/>“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text:soft-page-break/>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ext:soft-page-break/>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text:soft-page-break/>“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text:soft-page-break/>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0"><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text:soft-page-break/></text:p>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ext:soft-page-break/>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text:soft-page-break/></text:p>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text:soft-page-break/>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text:soft-page-break/>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text:soft-page-break/>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ext:soft-page-break/>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text:soft-page-break/>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01-04T12:32:07.58</dc:date>
    <meta:editing-duration>P6DT18H44M34S</meta:editing-duration>
    <meta:editing-cycles>82</meta:editing-cycles>
    <meta:generator>OpenOffice/4.1.1$Win32 OpenOffice.org_project/411m6$Build-9775</meta:generator>
    <meta:document-statistic meta:table-count="0" meta:image-count="0" meta:object-count="0" meta:page-count="47" meta:paragraph-count="746" meta:word-count="21513" meta:character-count="118531"/>
  </office:meta>
</office:document-meta>
</file>